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weight="bold" officeooo:rsid="0000a430" officeooo:paragraph-rsid="0000a43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00a430" officeooo:paragraph-rsid="0000a43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0a430" officeooo:paragraph-rsid="0000a4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0a430" officeooo:paragraph-rsid="0000a43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0a430" officeooo:paragraph-rsid="000198b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0a430" officeooo:paragraph-rsid="0004200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198ba"/>
    </style:style>
    <style:style style:name="P8" style:family="paragraph" style:parent-style-name="Standard">
      <style:paragraph-properties fo:text-align="start" style:justify-single-word="false"/>
      <style:text-properties officeooo:paragraph-rsid="0002d016"/>
    </style:style>
    <style:style style:name="P9" style:family="paragraph" style:parent-style-name="Standard">
      <style:paragraph-properties fo:text-align="start" style:justify-single-word="false"/>
      <style:text-properties officeooo:paragraph-rsid="000301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98ba"/>
    </style:style>
    <style:style style:name="T4" style:family="text">
      <style:text-properties style:text-underline-style="none" officeooo:rsid="0002d016"/>
    </style:style>
    <style:style style:name="T5" style:family="text">
      <style:text-properties style:text-underline-style="none" officeooo:rsid="00030126"/>
    </style:style>
    <style:style style:name="T6" style:family="text">
      <style:text-properties style:text-underline-style="none" officeooo:rsid="00037f12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198ba" style:font-weight-asian="bold" style:font-weight-complex="bold"/>
    </style:style>
    <style:style style:name="T9" style:family="text">
      <style:text-properties style:text-underline-style="none" fo:font-weight="bold" officeooo:rsid="00042000" style:font-weight-asian="bold" style:font-weight-complex="bold"/>
    </style:style>
    <style:style style:name="T10" style:family="text">
      <style:text-properties style:text-underline-style="none" fo:font-weight="bold" officeooo:rsid="0002d016" style:font-weight-asian="bold" style:font-weight-complex="bold"/>
    </style:style>
    <style:style style:name="T11" style:family="text">
      <style:text-properties style:text-underline-style="none" fo:font-weight="bold" officeooo:rsid="00030126" style:font-weight-asian="bold" style:font-weight-complex="bold"/>
    </style:style>
    <style:style style:name="T12" style:family="text">
      <style:text-properties style:text-underline-style="none" officeooo:rsid="00042000"/>
    </style:style>
    <style:style style:name="T13" style:family="text">
      <style:text-properties fo:color="#000000" style:text-underline-style="none" fo:font-weight="normal" officeooo:rsid="000198b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L'Etranger</text:span>, Albert Camus, 1942</text:p>
          </table:table-cell>
        </table:table-row>
      </table:table>
      <text:p text:style-name="P1"/>
      <text:p text:style-name="P3"/>
      <text:p text:style-name="P3">Activités à faire sur votre carnet de lecteur <text:span text:style-name="T2">:</text:span></text:p>
      <text:p text:style-name="P3"><text:span text:style-name="T2"/></text:p>
      <text:p text:style-name="P3"><text:span text:style-name="T2"/></text:p>
      <text:p text:style-name="P4"><text:span text:style-name="T2">- Faire une carte heuristique pour </text:span><text:span text:style-name="T7">présenter Camus</text:span></text:p>
      <text:p text:style-name="P4"><text:span text:style-name="T2"/></text:p>
      <text:p text:style-name="P4"><text:span text:style-name="T2">→ sa vie, son œuvre, ses idées philosophiques, ses engagements politiques</text:span></text:p>
      <text:p text:style-name="P4"><text:span text:style-name="T2"/></text:p>
      <text:p text:style-name="P4"><text:span text:style-name="T2"/></text:p>
      <text:p text:style-name="P5"><text:span text:style-name="T2">- </text:span><text:span text:style-name="T3">Ecouter la lecture faite du texte en 1954 par Camus lui-même : </text:span><text:a xlink:type="simple" xlink:href="https://youtu.be/-erKFFpHpy8" text:style-name="Internet_20_link" text:visited-style-name="Visited_20_Internet_20_Link">https://youtu.be/-erKFFpHpy8</text:a><text:span text:style-name="T3"> <text:s text:c="7"/></text:span></text:p>
      <text:p text:style-name="P6"><text:span text:style-name="T3"><text:s/></text:span><text:span text:style-name="T8"><text:s/></text:span><text:span text:style-name="T9">I</text:span><text:span text:style-name="T8">ntroduction et début du chapitre 1.</text:span></text:p>
      <text:p text:style-name="P6"><text:span text:style-name="T3"><text:s text:c="2"/>Répondre aux questions suivantes avec des phrases complètes :</text:span></text:p>
      <text:p text:style-name="P5"><text:span text:style-name="T3"/></text:p>
      <text:p text:style-name="P7"><text:span text:style-name="T13">→ </text:span><text:span text:style-name="T3">Quelles sont vos premières impressions à la lecture et à l’écoute de l’extrait qui ouvre ce roman ? → Qu’est-ce qui vous frappe ? </text:span></text:p>
      <text:p text:style-name="P7"><text:span text:style-name="T3">→ Comment percevez-vous le personnage ?</text:span></text:p>
      <text:p text:style-name="P7"><text:span text:style-name="T3"/></text:p>
      <text:p text:style-name="P7"><text:span text:style-name="T3"/></text:p>
      <text:p text:style-name="P7"><text:span text:style-name="T3">- Après la lecture des </text:span><text:span text:style-name="T8">5 premiers chapitres</text:span><text:span text:style-name="T3">, répondre aux questions suivantes avec des phrases complètes :</text:span></text:p>
      <text:p text:style-name="P7"><text:span text:style-name="T3"/></text:p>
      <text:p text:style-name="P8"><text:span text:style-name="T3">→ Qu’est-ce qui semble important pour le personnage, qu’est-ce qui donne un sens à sa vie ? Quel but poursuit-il ou en quoi croit-il ? En l’amour, en l’amitié, en l’argent, au bonheur ?</text:span></text:p>
      <text:p text:style-name="P7"><text:span text:style-name="T3">→ Quels passages du texte vous permettent de l’affirmer ? Recopiez </text:span><text:span text:style-name="T6">c</text:span><text:span text:style-name="T4">es passage</text:span><text:span text:style-name="T6">s.</text:span></text:p>
      <text:p text:style-name="P7"><text:span text:style-name="T3">→ Quels passages ou quelles phrases vous ont fait réagir ou réfléchir ? Qu’avez-vous ressenti ou pensé, et pourquoi ? Recopiez </text:span><text:span text:style-name="T6">c</text:span><text:span text:style-name="T4">es phrases.</text:span></text:p>
      <text:p text:style-name="P7"><text:span text:style-name="T3"/></text:p>
      <text:p text:style-name="P7"><text:span text:style-name="T3"/></text:p>
      <text:p text:style-name="P7"><text:span text:style-name="T3">- </text:span><text:span text:style-name="T10">Sur le chapitre 6</text:span><text:span text:style-name="T4"> :</text:span></text:p>
      <text:p text:style-name="P7"><text:span text:style-name="T4"/></text:p>
      <text:p text:style-name="P8"><text:span text:style-name="T4">→ Qu’est-ce qui vous frappe dans cet extrait? Quelles impressions avez-vous ressenties ? </text:span></text:p>
      <text:p text:style-name="P8"><text:span text:style-name="T4">→ Quelles images trouvez-vous fortes et que vous ont-elles fait éprouver ? </text:span><text:span text:style-name="T5">Citez le texte.</text:span></text:p>
      <text:p text:style-name="P8"><text:span text:style-name="T4">→ À votre avis, Meursault est-il un assassin ? </text:span></text:p>
      <text:p text:style-name="P8"><text:span text:style-name="T4"/></text:p>
      <text:p text:style-name="P8"><text:span text:style-name="T4"/></text:p>
      <text:p text:style-name="P9"><text:span text:style-name="T4">- </text:span><text:span text:style-name="T10">Sur la seconde partie du roman</text:span><text:span text:style-name="T4"> :</text:span></text:p>
      <text:p text:style-name="P9"><text:span text:style-name="T4"/></text:p>
      <text:p text:style-name="P9"><text:span text:style-name="T4">→</text:span><text:span text:style-name="T5"> </text:span><text:span text:style-name="T4">E</text:span><text:span text:style-name="T5">tes-vous</text:span><text:span text:style-name="T4"> d’accord avec l’interprétation que livrent les avocats du comportement de Meursault et avec le jugement ? </text:span><text:span text:style-name="T6">Citez le texte.</text:span></text:p>
      <text:p text:style-name="P9"><text:span text:style-name="T4">→</text:span><text:span text:style-name="T5"> </text:span><text:span text:style-name="T4">Quelle réaction émotive a</text:span><text:span text:style-name="T5">vez-vous</text:span><text:span text:style-name="T4"> eue à la </text:span><text:span text:style-name="T6">suite</text:span><text:span text:style-name="T4"> de ce jugement ?</text:span></text:p>
      <text:p text:style-name="P9"><text:span text:style-name="T4">→</text:span><text:span text:style-name="T5"> </text:span><text:span text:style-name="T4">Trouve</text:span><text:span text:style-name="T5">z-vous</text:span><text:span text:style-name="T4"> qu’un homme comme Meursault est dangereux pour la société ? </text:span></text:p>
      <text:p text:style-name="P9"><text:span text:style-name="T4"/></text:p>
      <text:p text:style-name="P9"><text:span text:style-name="T4"/></text:p>
      <text:p text:style-name="P9"><text:span text:style-name="T4">- </text:span><text:span text:style-name="T11">Sur le dernier chapitre</text:span><text:span text:style-name="T5"> :</text:span></text:p>
      <text:p text:style-name="P9"><text:span text:style-name="T5"/></text:p>
      <text:p text:style-name="P9"><text:span text:style-name="T5">→ Que comprenez-vous dans la colère de Meursault ? Que pense-t-il de l’existence humaine ? <text:s text:c="16"/>→ Trouvez-vous qu’il a raison ou est-ce que ce qu’il dit vous choque ? </text:span><text:span text:style-name="T6">Expliquez.</text:span></text:p>
      <text:p text:style-name="P9"><text:span text:style-name="T5">→ Comment avez-vous réagi à la dernière phrase du roman ? </text:span><text:span text:style-name="T6">Recopiez-la.</text:span></text:p>
      <text:p text:style-name="P9"><text:span text:style-name="T5">→ Pourquoi d'après vous Meursault désire-t-il se faire accueillir par des cris de haine 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20:48:26.550000000</meta:creation-date>
    <dc:date>2021-02-25T22:39:15.135000000</dc:date>
    <meta:editing-duration>PT49M28S</meta:editing-duration>
    <meta:editing-cycles>2</meta:editing-cycles>
    <meta:generator>LibreOffice/5.0.0.5$Windows_x86 LibreOffice_project/1b1a90865e348b492231e1c451437d7a15bb262b</meta:generator>
    <meta:document-statistic meta:table-count="1" meta:image-count="0" meta:object-count="0" meta:page-count="1" meta:paragraph-count="25" meta:word-count="339" meta:character-count="2014" meta:non-whitespace-character-count="1667"/>
  </office:meta>
</office:document-meta>
</file>